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7d6e" officeooo:paragraph-rsid="00227d6e"/>
    </style:style>
    <style:style style:name="P6" style:family="paragraph" style:parent-style-name="Text_20_body">
      <style:paragraph-properties fo:text-align="justify" style:justify-single-word="false"/>
      <style:text-properties fo:language="en" fo:country="US" officeooo:rsid="00227d6e" officeooo:paragraph-rsid="00227d6e"/>
    </style:style>
    <style:style style:name="P7" style:family="paragraph" style:parent-style-name="Text_20_body">
      <style:paragraph-properties fo:text-align="justify" style:justify-single-word="false"/>
      <style:text-properties fo:language="en" fo:country="US" officeooo:rsid="0022e1c8" officeooo:paragraph-rsid="0022e1c8"/>
    </style:style>
    <style:style style:name="P8" style:family="paragraph" style:parent-style-name="Text_20_body">
      <style:paragraph-properties fo:text-align="justify" style:justify-single-word="false"/>
      <style:text-properties fo:language="en" fo:country="US" officeooo:rsid="0024058a" officeooo:paragraph-rsid="0024058a"/>
    </style:style>
    <style:style style:name="P9" style:family="paragraph" style:parent-style-name="Heading_20_2">
      <style:text-properties fo:language="en" fo:country="US"/>
    </style:style>
    <style:style style:name="T1" style:family="text">
      <style:text-properties officeooo:rsid="00208c4a"/>
    </style:style>
    <style:style style:name="T2" style:family="text">
      <style:text-properties officeooo:rsid="0022e1c8"/>
    </style:style>
    <style:style style:name="T3" style:family="text">
      <style:text-properties fo:font-style="italic" officeooo:rsid="0022e1c8" style:font-style-asian="italic" style:font-style-complex="italic"/>
    </style:style>
    <style:style style:name="T4" style:family="text">
      <style:text-properties officeooo:rsid="002353ea"/>
    </style:style>
    <style:style style:name="T5" style:family="text">
      <style:text-properties officeooo:rsid="00242b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de Secrets</text:p>
      <text:p text:style-name="P1">Intellectual Piracy and the Origins of American Industrial Power</text:p>
      <text:p text:style-name="P3">DORON S. BEN-ATAR</text:p>
      <text:h text:style-name="P9" text:outline-level="2">CHAPTER <text:span text:style-name="T1">6</text:span></text:h>
      <text:p text:style-name="P4"/>
      <text:p text:style-name="P5">Constructing the American Understanding of Intellectual Property</text:p>
      <text:p text:style-name="P5"/>
      <text:p text:style-name="P6">When Thomas Attwood Digges was twenty-six years old, he sailed from the British colonies to Europe in hopes of gaining fame and fortune. Born in 1742, this son of one of Maryland's most prominent Catholic families thought he was destined for greatness. After some early troubles in his teen years – Digges was somewhat of a kleptomaniac – he moved to Europe in the late 1760s, settled in Portugal, and engaged in international trade. <text:span text:style-name="T2">At the same time he began working on a novel. In 1774 Digges moved to London, legal troubles with Portuguese authorities provided the push and love for an Englishwoman provided the pull for change of residence. The following year he published his largely autobiographical novel, the first ever written by an American, </text:span><text:span text:style-name="T3">Adventures of Alfonso</text:span><text:span text:style-name="T2">.</text:span></text:p>
      <text:p text:style-name="P7"/>
      <text:p text:style-name="P7">The literary career <text:span text:style-name="T4">of this American expatriate took a political turn during the Revolution. His close relationship with George Washington – the Digges estate was located just across the Potomac from Mount Vernon – made him a natural choice for enlisting with the revolutionary effort in England, and he took part in illegal shipping of munitions to the America rebels. But Digges's involvement in the American cause was highly controversial. He aroused the suspicion of almost all the American representatives in Europe, who believed he was a double agent. His reputation plummeted when it was discovered that he had embezzled charitable funds aimed at arranging the escape or ameliorating the conditions of American prisoners. Benjamin Franklin, for one, wrote that “If such a fellow is not damn'd it is not worth while to keep a devil.”</text:span><text:span text:style-name="T4"><text:note text:id="ftn0" text:note-class="footnote"><text:note-citation>1</text:note-citation><text:note-body><text:p text:style-name="Footnote"/></text:note-body></text:note></text:span><text:span text:style-name="T4"> Franklin's rival, John Adams, however, trusted the controversial Marylander. Digges arranged the publication of Adams's revolutionary propaganda in London and sent him numerous reports of British thinking about the war. The diplomatic stature Digges attained is evident by the fact that the British prime minister Lord North chose Digges to be the bearer of his 1782 peace overture.</text:span></text:p>
      <text:p text:style-name="P7"/>
      <text:p text:style-name="P8">With the war over, Digges turned to technology piracy. In the decade fallowing American independence <text:s/>he traveled through England and Ireland in search of artisans willing to violate British laws and migrate to America with their advanced machinery. By taking such personal risk in violation of English law Digges hoped to profit handsomely while rehabilitating his patriotic credentials. His most successful recruit was William Pearce, a mechanic from Yorkshire <text:span text:style-name="T5">who settled in Belfast in 1790. the ambitious Marylander called his prized recruit a “second Archimedes” and claimed Pearce was also, according to Digges, the invention by Mr. Arkw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9DT2H6M8S</meta:editing-duration>
    <meta:editing-cycles>26</meta:editing-cycles>
    <meta:generator>LibreOffice/4.2.4.2$Linux_X86_64 LibreOffice_project/63150712c6d317d27ce2db16eb94c2f3d7b699f8</meta:generator>
    <dc:date>2014-06-26T11:59:15.078736104</dc:date>
    <dc:creator>Guillermo Lengemann</dc:creator>
    <meta:document-statistic meta:table-count="0" meta:image-count="0" meta:object-count="0" meta:page-count="1" meta:paragraph-count="8" meta:word-count="440" meta:character-count="2814" meta:non-whitespace-character-count="2377"/>
  </office:meta>
</office:document-meta>
</file>